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1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1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" svg:font-family="'Liberation Serif'" style:font-family-generic="script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  <style:paragraph-properties style:writing-mode="lr-tb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_5f_-title">
      <style:graphic-properties fo:min-height="1.776cm"/>
      <style:paragraph-properties style:writing-mode="lr-tb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_5f_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187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6.097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co6" style:family="table-column">
      <style:table-column-properties style:column-width="1.524cm" style:use-optimal-column-width="false"/>
    </style:style>
    <style:style style:name="ro1" style:family="table-row">
      <style:table-row-properties style:row-height="2.317cm" style:use-optimal-row-height="false"/>
    </style:style>
    <style:style style:name="ro2" style:family="table-row">
      <style:table-row-properties style:row-height="6.574cm" style:use-optimal-row-height="false"/>
    </style:style>
    <style:style style:name="ro3" style:family="table-row">
      <style:table-row-properties style:row-height="5.18cm" style:use-optimal-row-height="false"/>
    </style:style>
    <style:style style:name="ro4" style:family="table-row">
      <style:table-row-properties style:row-height="1.048cm" style:use-optimal-row-height="false"/>
    </style:style>
    <style:style style:name="ro5" style:family="table-row">
      <style:table-row-properties style:row-height="1.049cm" style:use-optimal-row-height="false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0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4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Tahoma1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1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1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1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1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1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</text:span><text:span text:style-name="T1">copy</text:span><text:span text:style-name="T1">, </text:span><text:span text:style-name="T1">assi</text:span><text:span text:style-name="T1">gn, </text:span><text:span text:style-name="T1">conv</text:span><text:span text:style-name="T1">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</text:span><text:span text:style-name="T2">on 1: </text:span><text:span text:style-name="T2">Dr. </text:span><text:span text:style-name="T2">Ofir </text:span><text:span text:style-name="T2">Pele</text:span></text:p>
              </text:list-item>
              <text:list-item>
                <text:p text:style-name="P3"><text:span text:style-name="T2">Versi</text:span><text:span text:style-name="T2">on 2: </text:span><text:span text:style-name="T2">Dr. </text:span><text:span text:style-name="T2">Erel </text:span><text:span text:style-name="T2">Segal</text:span><text:span text:style-name="T2">-</text:span><text:span text:style-name="T2">Hale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301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=123</text:span></text:p>
              </table:table-cell>
            </table:table-row>
            <table:table-row table:style-name="ro4">
              <table:table-cell table:style-name="ce3">
                <text:p text:style-name="P12"><text:span text:style-name="T12">b.p=123</text:span></text:p>
                <text:p text:style-name="P12"><text:span text:style-name="T12">c.p=45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text:span text:style-name="T4"> (folder 1)</text:span></text:p>
          </draw:text-box>
        </draw:frame>
        <draw:frame draw:style-name="gr5" draw:text-style-name="P8" draw:layer="layout" svg:width="9.652cm" svg:height="16.76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7">int</text:span><text:span text:style-name="T8"> main() {</text:span></text:p>
            <text:p><text:span text:style-name="T8"><text:s text:c="3"/></text:span><text:span text:style-name="T8">int* p = new int[5];</text:span></text:p>
            <text:p><text:span text:style-name="T8"><text:s text:c="3"/></text:span><text:span text:style-name="T8">int* q = p;</text:span></text:p>
            <text:p text:style-name="P15"><text:span text:style-name="T8"><text:s text:c="3"/></text:span><text:span text:style-name="T8">delete[] q; // OK</text:span></text:p>
            <text:p text:style-name="P15"><text:span text:style-name="T8"><text:s text:c="3"/></text:span><text:span text:style-name="T8">delete[] p; // Error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6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low vs. Deep Copy</text:span></text:p>
          </draw:text-box>
        </draw:frame>
        <draw:frame draw:style-name="gr5" draw:text-style-name="P8" draw:layer="layout" svg:width="9.652cm" svg:height="16.766cm" svg:x="0.762cm" svg:y="2.794cm">
          <draw:text-box>
            <text:p><text:span text:style-name="T5">class</text:span><text:span text:style-name="T6"> IntList {</text:span></text:p>
            <text:p><text:span text:style-name="T6"><text:s text:c="3"/></text:span><text:span text:style-name="T6">int* p;</text:span></text:p>
            <text:p><text:span text:style-name="T5">public</text:span><text:span text:style-name="T6">:</text:span></text:p>
            <text:p><text:span text:style-name="T6"><text:s text:c="3"/></text:span><text:span text:style-name="T6">IntList(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{ <text:s/>}</text:span></text:p>
            <text:p><text:span text:style-name="T6"><text:s text:c="3"/></text:span><text:span text:style-name="T6">~IntList() {</text:span></text:p>
            <text:p><text:span text:style-name="T6"><text:s text:c="6"/></text:span><text:span text:style-name="T5">delete</text:span><text:span text:style-name="T6">[] p; <text:s/>}</text:span></text:p>
            <text:p><text:span text:style-name="T6">};</text:span></text:p>
            <text:p><text:span text:style-name="T6"/></text:p>
            <text:p><text:span text:style-name="T7">int</text:span><text:span text:style-name="T8"> main() {</text:span></text:p>
            <text:p><text:span text:style-name="T8"><text:s text:c="3"/></text:span><text:span text:style-name="T8">IntList a(3);</text:span></text:p>
            <text:p><text:span text:style-name="T8"><text:s text:c="3"/></text:span><text:span text:style-name="T8">IntList b=a;</text:span></text:p>
            <text:p><text:span text:style-name="T8"><text:s text:c="3"/></text:span><text:span text:style-name="T8">IntList c(2); c=a; </text:span><text:span text:style-name="T8"><text:line-break/></text:span><text:span text:style-name="T8"> <text:s text:c="6"/>// c.p = a.p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6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11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12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14cm)" svg:viewBox="0 0 4071 2863" svg:d="M0 2837c542 106 1041-128 1505-352 590-284 991-854 1427-1341l365-427 456-457 318-260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_5f_" presentation:presentation-page-layout-name="AL2T11">
        <office:forms form:automatic-focus="false" form:apply-design-mode="false"/>
        <draw:frame draw:style-name="gr6" draw:text-style-name="P16" draw:layer="layout" svg:width="23.622cm" svg:height="15.893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5">Constructing new object from existing;</text:span></text:p>
                  </text:list-item>
                  <text:list-item>
                    <text:p><text:span text:style-name="T15">Passing parameter by value;</text:span></text:p>
                  </text:list-item>
                  <text:list-item>
                    <text:p><text:span text:style-name="T15">Returning by value;</text:span></text:p>
                  </text:list-item>
                  <text:list-item>
                    <text:p><text:span text:style-name="T16">Assigning existing to existing.</text:span></text:p>
                  </text:list-item>
                </text:list>
              </text:list-item>
            </text:list>
            <text:p><text:span text:style-name="T17">Cases 1-3 are handled by</text:span><text:span text:style-name="T17"><text:line-break/></text:span><text:span text:style-name="T17"> <text:s text:c="11"/></text:span><text:span text:style-name="T18">copy constructor</text:span><text:span text:style-name="T19">;</text:span></text:p>
            <text:p><text:span text:style-name="T20">Case 4 is handled by </text:span></text:p>
            <text:p><text:span text:style-name="T20"><text:s text:c="12"/></text:span><text:span text:style-name="T21">assignment operator</text:span><text:span text:style-name="T20">.</text:span></text:p>
            <text:p><text:span text:style-name="T22">By default, both do </text:span><text:span text:style-name="T23">shallow 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y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7" draw:text-style-name="P18" draw:layer="layout" svg:width="21.478cm" svg:height="3.181cm" svg:x="3.364cm" svg:y="0.42cm" presentation:class="title" presentation:user-transformed="true">
          <draw:text-box>
            <text:p text:style-name="P17"><text:span text:style-name="T24">Rule of Three</text:span></text:p>
          </draw:text-box>
        </draw:frame>
        <draw:frame draw:name="מציין מיקום טקסט 2" presentation:style-name="pr8" draw:text-style-name="P22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9"><text:span text:style-name="T25">A rule of thumb:</text:span></text:p>
              </text:list-header>
            </text:list>
            <text:list text:style-name="L5">
              <text:list-item>
                <text:list>
                  <text:list-item>
                    <text:p text:style-name="P19"><text:span text:style-name="T25">When you need to make a deep copy </text:span><text:span text:style-name="T25">of an object, you need to define all of </text:span><text:span text:style-name="T25">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25">Copy constructor</text:span></text:p>
                      </text:list-item>
                      <text:list-item>
                        <text:p text:style-name="P20"><text:span text:style-name="T25">Destructor</text:span></text:p>
                      </text:list-item>
                      <text:list-item>
                        <text:p text:style-name="P20"><text:span text:style-name="T25">Operator =</text:span></text:p>
                      </text:list-item>
                    </text:list>
                  </text:list-item>
                  <text:list-item>
                    <text:p text:style-name="P19"><text:span text:style-name="T25">Or in other words:</text:span></text:p>
                  </text:list-item>
                </text:list>
              </text:list-item>
            </text:list>
            <text:p text:style-name="P21"><text:span text:style-name="T25">when you need one, you need all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7" draw:text-style-name="P24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8" draw:text-style-name="P25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8" draw:layer="layout" svg:width="21.478cm" svg:height="3.181cm" svg:x="2.899cm" svg:y="-0.478cm" presentation:class="title" presentation:user-transformed="true">
          <draw:text-box>
            <text:p text:style-name="P17"><text:span text:style-name="T24">A skeleton for deep copy</text:span><text:span text:style-name="T26"> (folder 1)</text:span></text:p>
          </draw:text-box>
        </draw:frame>
        <draw:custom-shape draw:name="מלבן 4" draw:style-name="gr9" draw:text-style-name="P26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9" draw:layer="layout" svg:width="23.749cm" svg:height="18.926cm" svg:x="0.635cm" svg:y="0.124cm" presentation:class="outline" presentation:user-transformed="true">
          <draw:text-box>
            <text:p text:style-name="P27"><text:span text:style-name="T27"/></text:p>
            <text:p text:style-name="P27"><text:span text:style-name="T27"/></text:p>
            <text:p text:style-name="P27"><text:span text:style-name="T28">// Copy constructor</text:span></text:p>
            <text:p text:style-name="P27"><text:span text:style-name="T29">A (const A&amp; other) : </text:span><text:span text:style-name="T30">init</text:span><text:span text:style-name="T29"> {</text:span></text:p>
            <text:p text:style-name="P28"><text:span text:style-name="T31">copy_other(other);</text:span></text:p>
            <text:p text:style-name="P27"><text:span text:style-name="T29">}</text:span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32"/></text:p>
            <text:p text:style-name="P27"><text:span text:style-name="T28">// </text:span><text:span text:style-name="T33">Operator = </text:span><text:span text:style-name="T34"><text:s/></text:span></text:p>
            <text:p text:style-name="P27"><text:span text:style-name="T29">A&amp; operator=(const A&amp; other) {</text:span></text:p>
            <text:p text:style-name="P28"><text:span text:style-name="T29">if (this!=&amp;other) { </text:span><text:span text:style-name="T33">// preventing problems in a=a</text:span></text:p>
            <text:p text:style-name="P28"><text:span text:style-name="T35"><text:s text:c="2"/></text:span><text:span text:style-name="T35">clear(); </text:span><text:span text:style-name="T30">init</text:span><text:span text:style-name="T35"> </text:span><text:span text:style-name="T36">// or recycle</text:span></text:p>
            <text:p text:style-name="P28"><text:span text:style-name="T31"><text:s text:c="2"/></text:span><text:span text:style-name="T31">copy_other(other);</text:span></text:p>
            <text:p text:style-name="P28"><text:span text:style-name="T29">} return *this; } </text:span><text:span text:style-name="T33">// allows a= b= c= …</text:span></text:p>
          </draw:text-box>
        </draw:frame>
        <draw:frame draw:name="מציין מיקום טקסט 6" presentation:style-name="pr11" draw:text-style-name="P30" draw:layer="layout" svg:width="8.4cm" svg:height="10.798cm" svg:x="12.3cm" svg:y="3.097cm" presentation:class="outline" presentation:user-transformed="true">
          <draw:text-box>
            <text:p text:style-name="P27"><text:span text:style-name="T33">// Destructor</text:span></text:p>
            <text:p text:style-name="P27"><text:span text:style-name="T29">~A() {</text:span></text:p>
            <text:p text:style-name="P28"><text:span text:style-name="T35">clear();</text:span></text:p>
            <text:p text:style-name="P27"><text:span text:style-name="T29">}</text:span></text:p>
            <text:p text:style-name="P27"><text:span text:style-name="T27"/></text:p>
            <text:p text:style-name="P27"><text:span text:style-name="T27"/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10" draw:text-style-name="P32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3" draw:layer="layout" svg:width="21.478cm" svg:height="6.097cm" svg:x="1.899cm" svg:y="0.146cm" presentation:class="title" presentation:user-transformed="true">
          <draw:text-box>
            <text:p text:style-name="P17"><text:span text:style-name="T24">Conversions of types</text:span><text:span text:style-name="T24"><text:line-break/></text:span><text:span text:style-name="T24"><text:line-break/></text:span><text:span text:style-name="T38">done in two case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30" draw:layer="layout" svg:width="24.01cm" svg:height="15.006cm" svg:x="-0.101cm" svg:y="3.642cm" presentation:class="outline" presentation:user-transformed="true">
          <draw:text-box>
            <text:p text:style-name="P34"><text:span text:style-name="T27"/></text:p>
            <text:list text:style-name="L8">
              <text:list-item>
                <text:list>
                  <text:list-item>
                    <text:p text:style-name="P19"><text:span text:style-name="T27">Explicit casting;</text:span></text:p>
                  </text:list-item>
                  <text:list-item>
                    <text:p text:style-name="P19"><text:span text:style-name="T27">Implicit casting - when a function gets </text:span><text:span text:style-name="T39">X</text:span><text:span text:style-name="T27"> type </text:span><text:span text:style-name="T27">while it was expecting to get </text:span><text:span text:style-name="T40">Y</text:span><text:span text:style-name="T27"> type, and there is </text:span><text:span text:style-name="T27">a casting 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21"><text:span text:style-name="T27"><text:tab/></text:span><text:span text:style-name="T27">void foo(</text:span><text:span text:style-name="T40">Y y</text:span><text:span text:style-name="T27">)</text:span></text:p>
            <text:p text:style-name="P21"><text:span text:style-name="T27"><text:tab/></text:span><text:span text:style-name="T27">...</text:span></text:p>
            <text:p text:style-name="P21"><text:span text:style-name="T39"><text:tab/></text:span><text:span text:style-name="T39">X x</text:span><text:span text:style-name="T27">;</text:span></text:p>
            <text:p text:style-name="P21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10" draw:text-style-name="P32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8" draw:layer="layout" svg:width="21.478cm" svg:height="3.181cm" svg:x="3.364cm" svg:y="0.42cm" presentation:class="title" presentation:user-transformed="true">
          <draw:text-box>
            <text:p text:style-name="P17"><text:span text:style-name="T24">User defined conversion</text:span><text:span text:style-name="T41"> (folder 5)</text:span></text:p>
          </draw:text-box>
        </draw:frame>
        <draw:frame draw:name="מציין מיקום טקסט 2" presentation:style-name="pr14" draw:text-style-name="P30" draw:layer="layout" svg:width="24.01cm" svg:height="16.916cm" svg:x="0.754cm" svg:y="3.131cm" presentation:class="outline" presentation:user-transformed="true">
          <draw:text-box>
            <text:p text:style-name="P27"><text:span text:style-name="T27">class Fraction {</text:span></text:p>
            <text:p text:style-name="P28"><text:span text:style-name="T27">...</text:span></text:p>
            <text:p text:style-name="P28"><text:span text:style-name="T40">// double --&gt; Fraction conversion</text:span></text:p>
            <text:p text:style-name="P28"><text:span text:style-name="T40">Fraction (const double&amp; d) {</text:span></text:p>
            <text:p text:style-name="P35"><text:span text:style-name="T40">...</text:span></text:p>
            <text:p text:style-name="P28"><text:span text:style-name="T40">}</text:span></text:p>
            <text:p text:style-name="P28"><text:span text:style-name="T27">...</text:span></text:p>
            <text:p text:style-name="P28"><text:span text:style-name="T39">// Fraction --&gt; double conversion</text:span></text:p>
            <text:p text:style-name="P28"><text:span text:style-name="T39">operator double() const {</text:span></text:p>
            <text:p text:style-name="P35"><text:span text:style-name="T39">...</text:span></text:p>
            <text:p text:style-name="P28"><text:span text:style-name="T39">}</text:span></text:p>
            <text:p text:style-name="P28"><text:span text:style-name="T27">..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1" draw:text-style-name="P36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8" draw:layer="layout" svg:width="26.002cm" svg:height="4.573cm" svg:x="0.699cm" svg:y="0.545cm" presentation:class="title" presentation:user-transformed="true">
          <draw:text-box>
            <text:p text:style-name="P17"><text:span text:style-name="T24">Conversions danger: </text:span><text:span text:style-name="T24"><text:line-break/></text:span><text:span text:style-name="T24"><text:tab/></text:span><text:span text:style-name="T24">unexpected beha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30" draw:layer="layout" svg:width="24.01cm" svg:height="17.009cm" svg:x="0.832cm" svg:y="3.642cm" presentation:class="outline" presentation:user-transformed="true">
          <draw:text-box>
            <text:p text:style-name="P27"><text:span text:style-name="T27"/></text:p>
            <text:p text:style-name="P34"><text:span text:style-name="T42">Vector</text:span><text:span text:style-name="T43">(</text:span><text:span text:style-name="T44">size_t length</text:span><text:span text:style-name="T43">) // ctor</text:span></text:p>
            <text:p text:style-name="P27"><text:span text:style-name="T43">…</text:span></text:p>
            <text:p text:style-name="P34"><text:span text:style-name="T43">int sum(</text:span><text:span text:style-name="T42">const Vector&amp; v</text:span><text:span text:style-name="T43">) // function</text:span></text:p>
            <text:p text:style-name="P34"><text:span text:style-name="T43">...</text:span></text:p>
            <text:p text:style-name="P34"><text:span text:style-name="T43">int i=3;</text:span></text:p>
            <text:p text:style-name="P34"><text:span text:style-name="T43">sum(</text:span><text:span text:style-name="T44">i</text:span><text:span text:style-name="T43">);</text:span><text:span text:style-name="T39"> </text:span><text:span text:style-name="T45">// Equivalent to: 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4"><text:span text:style-name="T45">// Did the user really wanted this?</text:span></text:p>
            <text:p text:style-name="P27"><text:span text:style-name="T43"/></text:p>
            <text:p text:style-name="P34"><text:span text:style-name="T46">The Vector and the size_t objects are not </text:span><text:span text:style-name="T46">logically the same objects!</text:span></text:p>
            <text:p text:style-name="P27"><text:span text:style-name="T27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מציין מיקום של מספר שקופית 2" draw:style-name="gr11" draw:text-style-name="P36" draw:layer="layout" svg:width="1.203cm" svg:height="0.936cm" svg:x="24.196cm" svg:y="18.113cm">
          <text:p text:style-name="P31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3" draw:layer="layout" svg:width="21.653cm" svg:height="4.573cm" svg:x="0.699cm" svg:y="0.545cm" presentation:class="title" presentation:user-transformed="true">
          <draw:text-box>
            <text:p text:style-name="P17"><text:span text:style-name="T24">The </text:span><text:span text:style-name="T47">explicit </text:span><text:span text:style-name="T24">keyword</text:span><text:span text:style-name="T26"> (folder 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30" draw:layer="layout" svg:width="24.01cm" svg:height="15.579cm" svg:x="0.832cm" svg:y="3.642cm" presentation:class="outline" presentation:user-transformed="true">
          <draw:text-box>
            <text:p text:style-name="P27"><text:span text:style-name="T27"/></text:p>
            <text:p text:style-name="P34"><text:span text:style-name="T48">explicit </text:span><text:span text:style-name="T42">Vector</text:span><text:span text:style-name="T43">(</text:span><text:span text:style-name="T44">size_t length</text:span><text:span text:style-name="T43">) // ctor</text:span></text:p>
            <text:p text:style-name="P27"><text:span text:style-name="T43">…</text:span></text:p>
            <text:p text:style-name="P34"><text:span text:style-name="T43">int sum(</text:span><text:span text:style-name="T42">const Vector&amp; v</text:span><text:span text:style-name="T43">) // function</text:span></text:p>
            <text:p text:style-name="P34"><text:span text:style-name="T43">...</text:span></text:p>
            <text:p text:style-name="P34"><text:span text:style-name="T43">int i=3;</text:span></text:p>
            <text:p text:style-name="P34"><text:span text:style-name="T43">sum(</text:span><text:span text:style-name="T44">i</text:span><text:span text:style-name="T43">);</text:span><text:span text:style-name="T39"> </text:span><text:span text:style-name="T45">// Won’t compile</text:span></text:p>
            <text:p text:style-name="P34"><text:span text:style-name="T43">sum(Vector{</text:span><text:span text:style-name="T44">i}</text:span><text:span text:style-name="T43">);</text:span><text:span text:style-name="T39"> </text:span><text:span text:style-name="T45">// compiles</text:span></text:p>
            <text:p text:style-name="P34"><text:span text:style-name="T45"/></text:p>
          </draw:text-box>
        </draw:frame>
        <presentation:notes draw:style-name="dp5">
          <draw:page-thumbnail draw:name="מציין מיקום של תמונת שקופית 1" draw:style-name="gr1" draw:layer="layout" svg:width="13.321cm" svg:height="9.996cm" svg:x="-1.662cm" svg:y="0cm" draw:page-number="11" presentation:class="page"/>
          <draw:frame draw:name="מציין מיקום של הערות 2" presentation:style-name="pr9" draw:text-style-name="P23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Calibri4" svg:font-family="Calibri" style:font-family-generic="modern"/>
    <style:font-face style:name="Courier New1" svg:font-family="'Courier New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1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" svg:font-family="'DejaVu Sans'" style:font-family-generic="modern" style:font-pitch="variable"/>
    <style:font-face style:name="MS Gothic" svg:font-family="'MS Gothic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" svg:font-family="'Liberation Serif'" style:font-family-generic="script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1" svg:font-family="'DejaVu Sans'" style:font-family-generic="system" style:font-pitch="variable"/>
    <style:font-face style:name="MS Gothic1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</text:span><text:span text:style-name="MT4">כדי </text:span><text:span text:style-name="MT4">לערו</text:span><text:span text:style-name="MT4">ך </text:span><text:span text:style-name="MT4">סגנון </text:span><text:span text:style-name="MT4">כותר</text:span><text:span text:style-name="MT4">ת של </text:span><text:span text:style-name="MT4">תבני</text:span><text:span text:style-name="MT4">ת </text:span><text:span text:style-name="MT4">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21-03-24">24/3/21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</text:span><text:span text:style-name="MT12">כדי </text:span><text:span text:style-name="MT12">לערו</text:span><text:span text:style-name="MT12">ך </text:span><text:span text:style-name="MT12">סגנון </text:span><text:span text:style-name="MT12">כותר</text:span><text:span text:style-name="MT12">ת של </text:span><text:span text:style-name="MT12">תבני</text:span><text:span text:style-name="MT12">ת </text:span><text:span text:style-name="MT12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Nir Friedman</meta:initial-creator>
    <meta:editing-cycles>768</meta:editing-cycles>
    <meta:print-date>2006-12-12T13:43:12</meta:print-date>
    <meta:creation-date>2002-10-18T11:19:22</meta:creation-date>
    <dc:date>2021-03-24T07:17:50.239509293</dc:date>
    <meta:editing-duration>P3DT10H38M18S</meta:editing-duration>
    <meta:generator>LibreOffice/6.4.6.2$Linux_X86_64 LibreOffice_project/40$Build-2</meta:generator>
    <dc:creator>Erel Segal-Halevi</dc:creator>
    <meta:document-statistic meta:object-count="14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